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svg:stroke-width="0.6cm" svg:stroke-color="#ff3333" draw:marker-start-width="1.1cm" draw:marker-end-width="1.1cm" draw:fill="solid" draw:fill-color="#ff9900" draw:textarea-horizontal-align="justify" draw:textarea-vertical-align="middle" draw:auto-grow-height="false" fo:padding-top="0.425cm" fo:padding-bottom="0.425cm" fo:padding-left="0.55cm" fo:padding-right="0.55cm"/>
    </style:style>
    <style:style style:name="gr6" style:family="graphic" style:parent-style-name="standard">
      <style:graphic-properties svg:stroke-width="0.7cm" svg:stroke-color="#000000" draw:marker-start-width="1.25cm" draw:marker-end-width="1.25cm" draw:fill="solid" draw:fill-color="#dddddd" draw:textarea-horizontal-align="justify" draw:textarea-vertical-align="middle" draw:auto-grow-height="false" fo:padding-top="0.475cm" fo:padding-bottom="0.475cm" fo:padding-left="0.6cm" fo:padding-right="0.6cm"/>
    </style:style>
    <style:style style:name="gr7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6cm" draw:marker-start-width="1.1cm" draw:marker-end-width="1.1cm" draw:fill="none" draw:textarea-vertical-align="middle" fo:padding-top="0.425cm" fo:padding-bottom="0.425cm" fo:padding-left="0.55cm" fo:padding-right="0.55cm"/>
    </style:style>
    <style:style style:name="gr9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cm" svg:height="13.8cm" svg:x="30.302cm" svg:y="38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3.8cm" svg:x="48.6cm" svg:y="3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7.396cm" svg:height="1.8cm" svg:x="28.306cm" svg:y="29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28cm" svg:height="3.4cm" svg:x="55.472cm" svg:y="28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6cm" svg:height="2.396cm" svg:x="55.402cm" svg:y="31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7.6cm" svg:x="58.9cm" svg:y="3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96cm" svg:height="11.196cm" svg:x="51.2cm" svg:y="3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8.4cm" svg:x="29.7cm" svg:y="5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8.4cm" svg:x="50.302cm" svg:y="5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02cm" svg:height="3.702cm" draw:transform="rotate (-1.5707963267949) translate (33.504cm 47.0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02cm" svg:height="3.702cm" draw:transform="rotate (-1.5707963267949) translate (54.002cm 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7.396cm" svg:height="1.8cm" svg:x="28.304cm" svg:y="4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cm" svg:height="8.4cm" svg:x="40.3cm" svg:y="4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4.198cm" svg:height="1.8cm" svg:x="29.802cm" svg:y="5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svg:x="53.205cm" svg:y="55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svg:x="49.703cm" svg:y="55.0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4.8cm" svg:x="51.303cm" svg:y="55.0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3.602cm" svg:x="48.6cm" svg:y="5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svg:x="43.002cm" svg:y="4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svg:x="39.5cm" svg:y="4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426cm" svg:height="4.09cm" svg:x="35.87cm" svg:y="42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.47cm" svg:height="4.089cm" svg:x="34.927cm" svg:y="40.79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05cm" svg:height="5.505cm" svg:x="34.927cm" svg:y="4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504cm" svg:height="5.505cm" svg:x="43.896cm" svg:y="4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457cm" svg:height="3.457cm" svg:x="35.874cm" svg:y="41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458cm" svg:height="3.456cm" svg:x="44.998cm" svg:y="4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4.8cm" svg:x="41.1cm" svg:y="4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4.198cm" svg:x="37.602cm" svg:y="4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cm" svg:height="14.198cm" svg:x="44.904cm" svg:y="47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8.8cm" svg:x="39.5cm" svg:y="57.9cm">
          <text:p/>
          <draw:enhanced-geometry svg:viewBox="0 0 21600 21600" draw:path-stretchpoint-x="10800" draw:path-stretchpoint-y="10800" draw:text-areas="?f3 ?f4 ?f5 ?f6" draw:type="round-rectangle" draw:modifiers="2275.578596556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5.113cm" svg:x="39.7cm" svg:y="58.0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5.9cm" svg:x="46.8cm" svg:y="5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cm" svg:height="5.698cm" svg:x="35.702cm" svg:y="52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7cm" svg:height="7.4cm" draw:transform="rotate (-3.14159265358979) translate (49.102cm 65.4cm)">
          <text:p/>
          <draw:enhanced-geometry svg:viewBox="0 0 21600 21600" draw:glue-points="?f6 10800 10800 21600 ?f5 10800 10800 0" draw:text-areas="?f3 ?f3 ?f4 ?f4" draw:type="trapezoid" draw:modifiers="3713.343328335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7cm" svg:height="7.402cm" draw:transform="rotate (-3.14159265358979) translate (38.004cm 65.402cm)">
          <text:p/>
          <draw:enhanced-geometry svg:viewBox="0 0 21600 21600" draw:glue-points="?f6 10800 10800 21600 ?f5 10800 10800 0" draw:text-areas="?f3 ?f3 ?f4 ?f4" draw:type="trapezoid" draw:modifiers="3713.343328335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9cm" svg:height="4.4cm" svg:x="48.7cm" svg:y="6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cm" svg:height="4.4cm" svg:x="33.702cm" svg:y="61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cm" svg:height="3.704cm" draw:transform="rotate (-3.14159265358979) translate (36cm 68.404cm)">
          <text:p/>
          <draw:enhanced-geometry svg:viewBox="0 0 21600 21600" draw:glue-points="?f6 10800 10800 21600 ?f5 10800 10800 0" draw:text-areas="?f3 ?f3 ?f4 ?f4" draw:type="trapezoid" draw:modifiers="3713.343328335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7cm" svg:height="3.704cm" draw:transform="rotate (-3.14159265358979) translate (51.002cm 68.406cm)">
          <text:p/>
          <draw:enhanced-geometry svg:viewBox="0 0 21600 21600" draw:glue-points="?f6 10800 10800 21600 ?f5 10800 10800 0" draw:text-areas="?f3 ?f3 ?f4 ?f4" draw:type="trapezoid" draw:modifiers="3713.343328335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3cm" svg:height="22.4cm" svg:x="56.7cm" svg:y="46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draw:transform="rotate (-3.14159265358979) translate (30.699cm 60.1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cm" svg:height="4.8cm" draw:transform="rotate (-3.14159265358979) translate (34.201cm 60.1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4.8cm" draw:transform="rotate (-3.14159265358979) translate (32.601cm 60.14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2.4cm" draw:transform="rotate (-3.14159265358979) translate (27.304cm 68.80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98cm" svg:height="14.9cm" draw:transform="rotate (-3.14159265358979) translate (56.601cm 65.2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3.602cm" svg:x="33.802cm" svg:y="5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98cm" svg:height="14.9cm" draw:transform="rotate (-3.14159265358979) translate (29cm 65.2cm)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8.298cm" svg:height="24.398cm" svg:x="32.936cm" svg:y="15.79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275.578596556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8.2cm" svg:height="19.913cm" svg:x="33cm" svg:y="16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6.279cm" svg:height="12.1cm" svg:x="34.038cm" svg:y="11.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55.75910235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3.76cm" svg:height="8.498cm" svg:x="35.34cm" svg:y="12.2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55.75910235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7.021cm" svg:height="7.021cm" svg:x="38.599cm" svg:y="25.2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3627.45297407219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1" draw:layer="layout" svg:width="4.046cm" svg:height="3.33cm" svg:x="40.027cm" svg:y="26.98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55.75910235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332cm" svg:height="3.332cm" svg:x="44.668cm" svg:y="26.985cm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" draw:text-style-name="P1" draw:layer="layout" svg:width="3.332cm" svg:height="3.333cm" draw:transform="rotate (-3.14159265358979) translate (39.434cm 30.439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line draw:style-name="gr8" draw:text-style-name="P1" draw:layer="layout" svg:x1="42.1cm" svg:y1="25.2cm" svg:x2="42.1cm" svg:y2="21cm">
            <text:p/>
          </draw:line>
          <draw:custom-shape draw:style-name="gr1" draw:text-style-name="P1" draw:layer="layout" svg:width="3.2cm" svg:height="1.6cm" draw:transform="rotate (-3.14159265358979) translate (38.1cm 24.9cm)">
            <text:p/>
  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  </draw:custom-shape>
        </draw:g>
        <draw:custom-shape draw:style-name="gr2" draw:text-style-name="P1" draw:layer="layout" svg:width="1.995cm" svg:height="4.208cm" draw:transform="rotate (-1.5707963267949) translate (55.7cm 47.7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95cm" svg:height="4.208cm" draw:transform="rotate (-1.5707963267949) translate (32.402cm 47.70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2cm" svg:height="3.7cm" svg:x="53.4cm" svg:y="3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0.3cm" svg:x="30.102cm" svg:y="31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cm" svg:height="8.3cm" svg:x="53.402cm" svg:y="32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0.3cm" svg:x="51.2cm" svg:y="3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02cm" svg:height="5.4cm" svg:x="59.8cm" svg:y="32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5.4cm" svg:x="58.9cm" svg:y="2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3.8cm" svg:x="59.7cm" svg:y="29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28cm" svg:height="3.4cm" svg:x="25.902cm" svg:y="28.82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6cm" svg:height="2.396cm" svg:x="24.604cm" svg:y="31.20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7.6cm" svg:x="20.002cm" svg:y="30.60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96cm" svg:height="11.196cm" svg:x="25.306cm" svg:y="33.006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2cm" svg:height="3.7cm" svg:x="26.802cm" svg:y="33.1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5.4cm" svg:height="8.3cm" svg:x="25.6cm" svg:y="32.60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02cm" svg:height="5.4cm" svg:x="20.9cm" svg:y="32.80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5.4cm" svg:x="20.102cm" svg:y="28.50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97cm" svg:height="6.91cm" draw:transform="rotate (-1.5707963267949) translate (34.802cm 38.5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0.3cm" svg:x="30.202cm" svg:y="31.90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7.298cm" svg:x="30.104cm" svg:y="38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97cm" svg:height="6.91cm" draw:transform="rotate (-1.5707963267949) translate (56.2cm 38.5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7.298cm" svg:x="51.202cm" svg:y="38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9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4:50:03.505127000</meta:creation-date>
    <dc:date>2016-09-18T16:25:31.394773000</dc:date>
    <meta:editing-duration>PT49M25S</meta:editing-duration>
    <meta:editing-cycles>2</meta:editing-cycles>
    <meta:generator>LibreOffice/4.2.3.3$MacOSX_X86_64 LibreOffice_project/882f8a0a489bc99a9e60c7905a60226254cb6ff0</meta:generator>
    <meta:document-statistic meta:object-count="80"/>
  </office:meta>
</office:document-meta>
</file>